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b6a" officeooo:paragraph-rsid="00012b6a"/>
    </style:style>
    <style:style style:name="P2" style:family="paragraph" style:parent-style-name="Standard">
      <style:text-properties fo:font-weight="bold" officeooo:rsid="00012b6a" officeooo:paragraph-rsid="00012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g. 1</text:span> Any multiple sequence alignment can be used as input, the class labels </text:p>
      <text:p text:style-name="P1">can be extracted using regular expressions if they are contained in the sequence header.</text:p>
      <text:p text:style-name="P2">Fig. 2<text:span text:style-name="T2"> A csv file is used to assign the class label to the sequence, multiple class labels can</text:span></text:p>
      <text:p text:style-name="P2"><text:span text:style-name="T2">be defined.</text:span></text:p>
      <text:p text:style-name="P2">Fig. 3 <text:span text:style-name="T2">Sco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6:31:31.616856842</meta:creation-date>
    <meta:generator>LibreOffice/5.1.6.2$Linux_X86_64 LibreOffice_project/10m0$Build-2</meta:generator>
    <dc:date>2018-07-26T17:01:53.460197765</dc:date>
    <meta:editing-duration>PT7M37S</meta:editing-duration>
    <meta:editing-cycles>1</meta:editing-cycles>
    <meta:document-statistic meta:table-count="0" meta:image-count="0" meta:object-count="0" meta:page-count="1" meta:paragraph-count="6" meta:word-count="52" meta:character-count="282" meta:non-whitespace-character-count="233"/>
  </office:meta>
</office:document-meta>
</file>